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igla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ry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rypterygion tripteronotus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lath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setta maxima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copht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20T08:21:09.973453804</dc:date>
    <meta:editing-duration>P1DT13H28M11S</meta:editing-duration>
    <meta:editing-cycles>193</meta:editing-cycles>
    <meta:generator>LibreOffice/7.3.7.2$Linux_X86_64 LibreOffice_project/30$Build-2</meta:generator>
    <meta:document-statistic meta:table-count="1" meta:cell-count="1317" meta:object-count="0"/>
  </office:meta>
</office:document-meta>
</file>